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a40" officeooo:paragraph-rsid="00058a40"/>
    </style:style>
    <style:style style:name="P2" style:family="paragraph" style:parent-style-name="Standard">
      <style:paragraph-properties fo:margin-left="13.757cm" fo:margin-right="0cm" fo:text-indent="0cm" style:auto-text-indent="false"/>
      <style:text-properties officeooo:rsid="00058a40" officeooo:paragraph-rsid="00058a40"/>
    </style:style>
    <style:style style:name="P3" style:family="paragraph" style:parent-style-name="Standard">
      <style:paragraph-properties fo:margin-left="13.757cm" fo:margin-right="0cm" fo:text-indent="0cm" style:auto-text-indent="false"/>
      <style:text-properties officeooo:rsid="00058a40" officeooo:paragraph-rsid="00058a40"/>
    </style:style>
    <style:style style:name="P4" style:family="paragraph" style:parent-style-name="Standard">
      <style:paragraph-properties fo:margin-left="13.757cm" fo:margin-right="0cm" fo:text-indent="0cm" style:auto-text-indent="false"/>
    </style:style>
    <style:style style:name="P5" style:family="paragraph" style:parent-style-name="Standard">
      <style:text-properties officeooo:paragraph-rsid="00058a40"/>
    </style:style>
    <style:style style:name="P6" style:family="paragraph" style:parent-style-name="Standard">
      <style:text-properties officeooo:rsid="00058c59" officeooo:paragraph-rsid="00058a40"/>
    </style:style>
    <style:style style:name="P7"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8"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9" style:family="paragraph" style:parent-style-name="Standard">
      <style:text-properties fo:font-size="16pt" fo:font-weight="normal" officeooo:rsid="0006eee3" officeooo:paragraph-rsid="0006eee3" style:font-size-asian="16pt" style:font-weight-asian="normal" style:font-size-complex="16pt" style:font-weight-complex="normal"/>
    </style:style>
    <style:style style:name="P10" style:family="paragraph" style:parent-style-name="Standard">
      <style:text-properties fo:font-size="16pt" officeooo:rsid="00058a40" officeooo:paragraph-rsid="00058a40" style:font-size-asian="14pt" style:font-size-complex="16pt"/>
    </style:style>
    <style:style style:name="P11" style:family="paragraph" style:parent-style-name="Standard">
      <style:text-properties fo:font-size="14pt" officeooo:rsid="00058a40" officeooo:paragraph-rsid="00058a40" style:font-size-asian="14pt" style:font-size-complex="14pt"/>
    </style:style>
    <style:style style:name="T1" style:family="text">
      <style:text-properties officeooo:rsid="00058c59"/>
    </style:style>
    <style:style style:name="T2" style:family="text">
      <style:text-properties fo:font-weight="bold" style:font-weight-asian="bold" style:font-weight-complex="bold"/>
    </style:style>
    <style:style style:name="T3" style:family="text">
      <style:text-properties officeooo:rsid="0006ee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2" text:outline-level="2"><text:bookmark text:name="yui_3_17_2_1_1726591960385_25"/>Planificación de interfaces gráficas - Servicios y Diseñ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2">David Luis Mora</text:p>
      <text:p text:style-name="P2">2 - DAM - DOR</text:p>
      <text:p text:style-name="P2"/>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7">Evuk.co</text:p>
      <text:p text:style-name="P1"/>
      <text:p text:style-name="P8"><text:s/>¿Qué producto o servicio ofrecen?</text:p>
      <text:p text:style-name="P1"/>
      <text:p text:style-name="P11">Dar noticias del mundo automovilístico</text:p>
      <text:p text:style-name="P1"/>
      <text:p text:style-name="P1"/>
      <text:p text:style-name="P8">¿Tienen un buen diseño?</text:p>
      <text:p text:style-name="P1"/>
      <text:p text:style-name="P11">No porque en <text:span text:style-name="T1">la </text:span><text:s/>estructura no queda claro para el usuario como esta puesta la información, dar confusión al navegar en la pagina, ademas como esta hech<text:span text:style-name="T1">o la pagina </text:span><text:s/>no es armónico con <text:span text:style-name="T1">los colores y el fondo de la pagina. Ademas de la selección de colores de los enlaces y los títulos. Aparte hay enlaces que no funcionan o te llevan <text:s/>a otro sitio que no tiene nada que ver con la pagina, el tamaño de la imágenes y donde están colocados no siguen un orden, ademas no mantiene una separación las letras con las imágenes o con los demás elementos. Es un caos para el usuario poder navegar por la pagina.</text:span></text:p>
      <text:p text:style-name="P11"/>
      <text:p text:style-name="P1"/>
      <text:p text:style-name="P1"><text:span text:style-name="T2">Enlace de la pagina:</text:span> <text:s/><text:a xlink:type="simple" xlink:href="http://evuk.co.uk/" text:style-name="Internet_20_link" text:visited-style-name="Visited_20_Internet_20_Link">http://evuk.co.uk/</text:a></text:p>
      <text:p text:style-name="P1"/>
      <text:p text:style-name="P1"/>
      <text:p text:style-name="P1"/>
      <text:p text:style-name="P7"><text:span text:style-name="T3">C</text:span>hestertourist</text:p>
      <text:p text:style-name="P6"/>
      <text:p text:style-name="P1"/>
      <text:p text:style-name="P8"><text:s/>¿Qué producto o servicio ofrecen?</text:p>
      <text:p text:style-name="P8"/>
      <text:p text:style-name="P9">La pagina ofrece información para turista como hoteles para reserva en Inglaterra, actividades en la localidad, lugares que visitar, aparcamiento para tener mas fácil el encontrá si vas con vehículo. Todas las opciones que necesita un turista para poder realizar su actividad con la mayor comodidad posible.</text:p>
      <text:p text:style-name="P8"/>
      <text:p text:style-name="P1"/>
      <text:p text:style-name="P1"/>
      <text:p text:style-name="P8">¿Tienen un buen diseño?</text:p>
      <text:p text:style-name="P1"/>
      <text:p text:style-name="P10"/>
      <text:p text:style-name="P1"/>
      <text:p text:style-name="P1"/>
      <text:p text:style-name="P1"/>
      <text:p text:style-name="P1">Enlace de la pagina: <text:s text:c="2"/><text:a xlink:type="simple" xlink:href="http://www.chestertourist.com/morehotels.htm" text:style-name="Internet_20_link" text:visited-style-name="Visited_20_Internet_20_Link">http://www.chestertourist.com/morehotels.htm</text:a></text:p>
      <text:p text:style-name="P1"/>
      <text:p text:style-name="P1"><text:soft-page-break/></text:p>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text:soft-page-break/></text:p>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5"/>
      <text:p text:style-name="P5"/>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7:54:13.914306248</meta:creation-date>
    <dc:date>2024-09-17T18:27:39.418706838</dc:date>
    <meta:editing-duration>PT9M25S</meta:editing-duration>
    <meta:editing-cycles>1</meta:editing-cycles>
    <meta:document-statistic meta:table-count="0" meta:image-count="0" meta:object-count="0" meta:page-count="4" meta:paragraph-count="38" meta:word-count="301" meta:character-count="1897" meta:non-whitespace-character-count="1614"/>
    <meta:generator>LibreOffice/7.3.7.2$Linux_X86_64 LibreOffice_project/30$Build-2</meta:generator>
  </office:meta>
</office:document-meta>
</file>